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2B000069BB00007146917466D5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503cm" table:align="center" style:writing-mode="lr-tb"/>
    </style:style>
    <style:style style:name="Tabela1.A" style:family="table-column">
      <style:table-column-properties style:column-width="16.5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ela2" style:family="table">
      <style:table-properties style:width="16.588cm" table:align="margins" style:writing-mode="lr-tb"/>
    </style:style>
    <style:style style:name="Tabela2.A" style:family="table-column">
      <style:table-column-properties style:column-width="16.588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5.769cm" fo:margin-left="0.833cm" fo:margin-right="-0.014cm" table:align="margins" style:writing-mode="lr-tb"/>
    </style:style>
    <style:style style:name="Tabela3.A" style:family="table-column">
      <style:table-column-properties style:column-width="15.769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5.214cm" fo:margin-left="1.388cm" fo:margin-right="-0.014cm" table:align="margins" style:writing-mode="lr-tb"/>
    </style:style>
    <style:style style:name="Tabela4.A" style:family="table-column">
      <style:table-column-properties style:column-width="15.214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5.187cm" fo:margin-left="1.415cm" fo:margin-right="-0.014cm" table:align="margins" style:writing-mode="lr-tb"/>
    </style:style>
    <style:style style:name="Tabela5.A" style:family="table-column">
      <style:table-column-properties style:column-width="15.187cm" style:rel-column-width="65535*"/>
    </style:style>
    <style:style style:name="Tabela5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o">
      <style:paragraph-properties fo:text-align="center" style:justify-single-word="false"/>
    </style:style>
    <style:style style:name="P3" style:family="paragraph" style:parent-style-name="texto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o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exto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o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o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o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codigo-fonte">
      <style:paragraph-properties fo:keep-with-next="always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line-height="150%" fo:text-align="start" style:justify-single-word="false"/>
    </style:style>
    <style:style style:name="P12" style:family="paragraph" style:parent-style-name="email-autor">
      <style:text-properties officeooo:rsid="0014ab91" officeooo:paragraph-rsid="0014ab91"/>
    </style:style>
    <style:style style:name="P13" style:family="paragraph" style:parent-style-name="nome-autor">
      <style:text-properties officeooo:rsid="0014ab91" officeooo:paragraph-rsid="0014ab91"/>
    </style:style>
    <style:style style:name="P14" style:family="paragraph" style:parent-style-name="Table_20_Contents" style:list-style-name="L3">
      <style:paragraph-properties fo:text-align="start" style:justify-single-word="false"/>
    </style:style>
    <style:style style:name="P15" style:family="paragraph" style:parent-style-name="Table_20_Contents" style:list-style-name="L4">
      <style:paragraph-properties fo:text-align="start" style:justify-single-word="false"/>
    </style:style>
    <style:style style:name="P16" style:family="paragraph" style:parent-style-name="titulo-tutorial" style:master-page-name="Standard">
      <style:paragraph-properties style:page-number="auto"/>
      <style:text-properties officeooo:rsid="00157af9" officeooo:paragraph-rsid="00157af9"/>
    </style:style>
    <style:style style:name="P17" style:family="paragraph" style:parent-style-name="texto" style:list-style-name="WW8Num1"/>
    <style:style style:name="P18" style:family="paragraph" style:parent-style-name="texto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exto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texto" style:list-style-name="L2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T1" style:family="text">
      <style:text-properties style:font-name="Calibri" style:font-name-complex="Calibri"/>
    </style:style>
    <style:style style:name="T2" style:family="text">
      <style:text-properties fo:font-weight="bold" style:font-weight-asian="bold"/>
    </style:style>
    <style:style style:name="T3" style:family="text">
      <style:text-properties fo:language="pt" fo:country="B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4ab91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Listagem"/>
      </text:sequence-decls>
      <text:p text:style-name="P16">Introdução ao Hibernate</text:p>
      <text:p text:style-name="titulo-tutorial"/>
      <text:p text:style-name="P13">Aldo L. C. Graças</text:p>
      <text:p text:style-name="email-autor">fulano@silva.com</text:p>
      <text:p text:style-name="P13">Vinicius Pfeifer</text:p>
      <text:p text:style-name="P12">vpfeifer20@gmail.com</text:p>
      <text:p text:style-name="titulos-das-secoes"/>
      <text:p text:style-name="titulos-das-secoes">Resumo</text:p>
      <text:p text:style-name="texto">Fazer um breve resumo do tutorial. Destacar o que o leitor irá encontrar pela frente. Utilizar até 100 palavras para isso.</text:p>
      <text:p text:style-name="texto"/>
      <text:p text:style-name="titulos-das-secoes">Introdução</text:p>
      <text:p text:style-name="texto">Fazer uma introdução para situar o leitor.</text:p>
      <text:p text:style-name="texto"/>
      <text:p text:style-name="titulos-das-secoes">Descrevendo o tutorial</text:p>
      <text:p text:style-name="texto">O tutorial deve ser escrito em fluxo contínuo, descrevendo a ideia até concluí-la. Seções podem ser criadas para organizar os assuntos.</text:p>
      <text:p text:style-name="texto"/>
      <text:p text:style-name="titulos-das-secoes">Inserindo Figuras</text:p>
      <text:p text:style-name="texto">As Figuras devem ser inseridas conforme mostra o exemplo abaixo. No entanto, cuidado ao referenciá-la. Exemplos:</text:p>
      <text:p text:style-name="texto">A <text:span text:style-name="T2">Figura 1</text:span> mostra.....</text:p>
      <text:p text:style-name="texto">ou </text:p>
      <text:p text:style-name="texto">.... como mostra a <text:span text:style-name="T2">Figura 1</text:span>.</text:p>
      <text:p text:style-name="texto">Usar negrito para destacar a Figura do texto.</text:p>
      <text:p text:style-name="texto"/>
      <text:p text:style-name="P2"><text:soft-page-break/><draw:frame draw:style-name="fr1" draw:name="figuras1" text:anchor-type="as-char" svg:width="3.235cm" svg:height="3.447cm" draw:z-index="0"><draw:image xlink:href="Pictures/2000012B000069BB00007146917466D5.wmf" xlink:type="simple" xlink:show="embed" xlink:actuate="onLoad"/></draw:frame></text:p>
      <text:p text:style-name="Caption"><text:span text:style-name="T3">Figura </text:span><text:sequence text:ref-name="refIllustration0" text:name="Illustration" text:formula="ooow:Illustration+1" style:num-format="1">1</text:sequence><text:span text:style-name="T3">. Exemplo</text:span></text:p>
      <text:p text:style-name="texto">As Figuras devem ficar centralizadas na página. Toda Figura deve ter legenda.</text:p>
      <text:p text:style-name="texto"/>
      <text:p text:style-name="titulos-das-secoes">Inserindo Código-fonte</text:p>
      <text:p text:style-name="texto">O código fonte deve ser inserido como listagem. Veja o exemplo. A seguir, <text:span text:style-name="T2">Listagem 1</text:span>, é apresentado meu primeiro programa em Java.</text:p>
      <text:p text:style-name="texto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codigo-fonte">public class HelloWorld {</text:p>
            <text:p text:style-name="codigo-fonte"><text:s text:c="5"/>public static void main (String[] args) {</text:p>
            <text:p text:style-name="codigo-fonte"><text:s text:c="10"/>System.out.println ("Hello World!");</text:p>
            <text:p text:style-name="codigo-fonte"><text:s text:c="5"/>}</text:p>
            <text:p text:style-name="P9">}</text:p>
          </table:table-cell>
        </table:table-row>
      </table:table>
      <text:p text:style-name="Caption"><text:span text:style-name="T3">Listagem </text:span><text:sequence text:ref-name="refListagem0" text:name="Listagem" text:formula="ooow:Listagem+1" style:num-format="1">1</text:sequence><text:span text:style-name="T3">. Nome da Listagem</text:span></text:p>
      <text:p text:style-name="texto">Comentário geral. Todo código-fonte (nomes de classes, atributos ou métodos) utilizados no texto deve ser formatado em Courier New tamanho 10.</text:p>
      <text:p text:style-name="titulos-das-secoes">Comentários Gerais</text:p>
      <text:p text:style-name="texto">O uso de <text:span text:style-name="T2">Tabelas e Gráficos</text:span> segue a mesma orientação de <text:span text:style-name="T2">Figuras</text:span>.</text:p>
      <text:p text:style-name="texto"/>
      <text:p text:style-name="titulos-das-secoes">Bibliografia</text:p>
      <text:list xml:id="list7495988992521344629" text:style-name="WW8Num1">
        <text:list-item>
          <text:p text:style-name="P17">Referência 1.</text:p>
        </text:list-item>
        <text:list-item>
          <text:p text:style-name="P17">Referência 2.</text:p>
        </text:list-item>
        <text:list-item>
          <text:p text:style-name="P17">...</text:p>
        </text:list-item>
        <text:list-item>
          <text:p text:style-name="P17">Referência N.</text:p>
        </text:list-item>
      </text:list>
      <text:p text:style-name="texto"/>
      <text:p text:style-name="texto"/>
      <text:p text:style-name="P7">Autoavaliação</text:p>
      <text:p text:style-name="P3"/>
      <text:p text:style-name="P3"/>
      <text:p text:style-name="P4">Descrição das atividades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Nome do aluno 1:<text:span text:style-name="T4"> descrever as atividades.</text:span></text:p>
            <text:p text:style-name="P6"/>
            <text:p text:style-name="P5">Nome do aluno 2:<text:span text:style-name="T4"> descrever as atividades.</text:span></text:p>
            <text:p text:style-name="P11"/>
            <text:p text:style-name="P5">Nome do aluno 3:<text:span text:style-name="T4"> descrever as atividades.</text:span></text:p>
          </table:table-cell>
        </table:table-row>
      </table:table>
      <text:p text:style-name="P4"/>
      <text:p text:style-name="P5"/>
      <text:p text:style-name="P5">Desempenho:</text:p>
      <text:list xml:id="list6649141573464528010" text:style-name="L1">
        <text:list-item>
          <text:p text:style-name="P18">Nome do aluno 1<text:tab/>X%</text:p>
        </text:list-item>
        <text:list-item>
          <text:p text:style-name="P18">Nome do aluno 2<text:tab/>Y%</text:p>
        </text:list-item>
        <text:list-item>
          <text:p text:style-name="P18">Nome do aluno 3<text:tab/>Z%</text:p>
        </text:list-item>
      </text:list>
      <text:p text:style-name="P6"/>
      <text:p text:style-name="P6"/>
      <text:p text:style-name="P8">Especificação do Estudo de Caso</text:p>
      <text:p text:style-name="P6"/>
      <text:list xml:id="list3199855903136253252" text:style-name="L2">
        <text:list-item>
          <text:p text:style-name="P20">Visão Geral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0"/>
          </table:table-cell>
        </table:table-row>
      </table:table>
      <text:list xml:id="list101323281708394" text:continue-numbering="true" text:style-name="L2">
        <text:list-header>
          <text:p text:style-name="P19"/>
        </text:list-header>
        <text:list-item>
          <text:p text:style-name="P20">Requisitos funcionais:</text:p>
          <text:list>
            <text:list-item>
              <text:p text:style-name="P20">Lançamentos diversos:</text:p>
            </text:list-item>
          </text:list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list xml:id="list6236313867593282861" text:style-name="L3">
              <text:list-item>
                <text:p text:style-name="P14">Requisito 1</text:p>
              </text:list-item>
              <text:list-item>
                <text:p text:style-name="P14">Requisito 2</text:p>
              </text:list-item>
              <text:list-item>
                <text:p text:style-name="P14">...</text:p>
              </text:list-item>
              <text:list-item>
                <text:p text:style-name="P14">Requisito N</text:p>
              </text:list-item>
            </text:list>
          </table:table-cell>
        </table:table-row>
      </table:table>
      <text:p text:style-name="P6"/>
      <text:list xml:id="list101324358512593" text:continue-list="list101323281708394" text:style-name="L2">
        <text:list-item>
          <text:list>
            <text:list-item>
              <text:p text:style-name="P20">Relatórios e Consultas</text:p>
            </text:list-item>
          </text:list>
        </text:list-item>
      </text:list>
      <table:table table:name="Tabela5" table:style-name="Tabela5">
        <table:table-column table:style-name="Tabela5.A"/>
        <table:table-row>
          <table:table-cell table:style-name="Tabela5.A1" office:value-type="string">
            <text:list xml:id="list6825954401731619271" text:style-name="L4">
              <text:list-item>
                <text:p text:style-name="P15">Requisito 1</text:p>
              </text:list-item>
              <text:list-item>
                <text:p text:style-name="P15">Requisito 2</text:p>
              </text:list-item>
              <text:list-item>
                <text:p text:style-name="P15">...</text:p>
              </text:list-item>
              <text:list-item>
                <text:p text:style-name="P15">Requisito N</text:p>
              </text:list-item>
            </text:list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margin-top="0.212cm" fo:margin-bottom="0.423cm" loext:contextual-spacing="false"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ulo-tutorial" style:family="paragraph" style:parent-style-name="Standard">
      <style:paragraph-properties fo:text-align="center" style:justify-single-word="false"/>
      <style:text-properties fo:font-size="18pt" fo:language="pt" fo:country="BR" fo:font-weight="bold" style:font-size-asian="18pt" style:font-weight-asian="bold" style:font-size-complex="18pt"/>
    </style:style>
    <style:style style:name="nome-autor" style:family="paragraph" style:parent-style-name="Standard">
      <style:paragraph-properties fo:text-align="end" style:justify-single-word="false"/>
      <style:text-properties fo:language="pt" fo:country="BR" fo:font-weight="bold" style:font-weight-asian="bold" style:font-size-complex="18pt"/>
    </style:style>
    <style:style style:name="email-autor" style:family="paragraph" style:parent-style-name="Standard">
      <style:paragraph-properties fo:text-align="end" style:justify-single-word="false"/>
      <style:text-properties fo:language="pt" fo:country="BR" style:font-size-complex="18pt"/>
    </style:style>
    <style:style style:name="titulos-das-secoes" style:family="paragraph" style:parent-style-name="Standard">
      <style:paragraph-properties fo:margin-top="0.423cm" fo:margin-bottom="0cm" loext:contextual-spacing="false"/>
      <style:text-properties fo:font-size="14pt" fo:language="pt" fo:country="BR" fo:font-weight="bold" style:font-size-asian="14pt" style:font-weight-asian="bold" style:font-size-complex="14pt"/>
    </style:style>
    <style:style style:name="texto" style:family="paragraph" style:parent-style-name="titulos-das-secoes">
      <style:paragraph-properties fo:margin-top="0cm" fo:margin-bottom="0cm" loext:contextual-spacing="false" fo:line-height="120%" fo:text-align="justify" style:justify-single-word="false"/>
      <style:text-properties fo:font-size="12pt" fo:font-weight="normal" style:font-size-asian="12pt" style:font-weight-asian="normal" style:font-size-complex="12pt"/>
    </style:style>
    <style:style style:name="codigo-fonte" style:family="paragraph" style:parent-style-name="texto">
      <style:paragraph-properties fo:margin-top="0.106cm" fo:margin-bottom="0.106cm" loext:contextual-spacing="false" fo:line-height="100%"/>
      <style:text-properties style:font-name="Courier New" fo:font-family="'Courier New'" style:font-family-generic="modern" fo:font-size="10pt" fo:language="en" fo:country="US" style:font-size-asian="10pt" style:font-name-complex="Courier New" style:font-family-complex="'Courier New'" style:font-family-generic-complex="modern" style:font-size-complex="10pt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titulo-tutorial_20_Char" style:display-name="titulo-tutorial Char" style:family="text">
      <style:text-properties style:font-name="Times New Roman" fo:font-family="'Times New Roman'" style:font-family-generic="roman" style:font-pitch="variable" fo:font-size="18pt" fo:language="pt" fo:country="BR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nome-autor_20_Char" style:display-name="nome-autor Char" style:family="text">
      <style:text-properties style:font-name="Times New Roman" fo:font-family="'Times New Roman'" style:font-family-generic="roman" style:font-pitch="variable" fo:font-size="12pt" fo:language="pt" fo:country="BR" fo:font-weight="bold" style:font-size-asian="12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email-autor_20_Char" style:display-name="email-autor Char" style:family="text">
      <style:text-properties style:font-name="Times New Roman" fo:font-family="'Times New Roman'" style:font-family-generic="roman" style:font-pitch="variable" fo:font-size="12pt" fo:language="pt" fo:country="BR" style:font-size-asian="12pt" style:font-name-complex="Times New Roman" style:font-family-complex="'Times New Roman'" style:font-family-generic-complex="roman" style:font-pitch-complex="variable" style:font-size-complex="18pt"/>
    </style:style>
    <style:style style:name="titulos-das-secoes_20_Char" style:display-name="titulos-das-secoes Char" style:family="text">
      <style:text-properties style:font-name="Times New Roman" fo:font-family="'Times New Roman'" style:font-family-generic="roman" style:font-pitch="variable" fo:font-size="14pt" fo:language="pt" fo:country="BR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texto_20_Char" style:display-name="texto Char" style:family="text">
      <style:text-properties style:font-name="Times New Roman" fo:font-family="'Times New Roman'" style:font-family-generic="roman" style:font-pitch="variable" fo:font-size="12pt" fo:language="pt" fo:country="BR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digo-fonte_20_Char" style:display-name="codigo-fonte Ch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abeçalho_20_Char" style:display-name="Cabeçalho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alibri" style:font-name-complex="Calibri"/>
    </style:style>
    <style:page-layout style:name="Mpm1">
      <style:page-layout-properties fo:page-width="21.59cm" fo:page-height="27.94cm" style:num-format="1" style:print-orientation="portrait" fo:margin-top="2.501cm" fo:margin-bottom="0.49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&lt; </text:span><text:span text:style-name="MT1"><text:page-number text:select-page="current">4</text:page-number></text:span><text:span text:style-name="MT1"> &gt;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</meta:initial-creator>
    <meta:creation-date>2014-04-09T11:43:00</meta:creation-date>
    <dc:date>2016-05-08T10:13:22.987000000</dc:date>
    <meta:editing-cycles>10</meta:editing-cycles>
    <meta:editing-duration>P2DT15H29M49S</meta:editing-duration>
    <meta:generator>LibreOffice/4.4.3.2$Windows_x86 LibreOffice_project/88805f81e9fe61362df02b9941de8e38a9b5fd16</meta:generator>
    <meta:document-statistic meta:table-count="5" meta:image-count="1" meta:object-count="0" meta:page-count="4" meta:paragraph-count="59" meta:word-count="296" meta:character-count="1777" meta:non-whitespace-character-count="1533"/>
  </office:meta>
</office:document-meta>
</file>